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uble_20_Dash"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eeeeee" draw:textarea-horizontal-align="justify" draw:textarea-vertical-align="middle" draw:auto-grow-height="false" fo:min-height="5.378cm" fo:min-width="0.136cm" fo:padding-top="0.14cm" fo:padding-bottom="0.14cm" fo:padding-left="0.265cm" fo:padding-right="0.265cm" loext:decorative="false"/>
    </style:style>
    <style:style style:name="gr4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1cm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6" style:family="graphic" style:parent-style-name="objectwithoutfill">
      <style:graphic-properties draw:stroke="solid" draw:stroke-dash="Double_20_Dash" svg:stroke-width="0.03cm" svg:stroke-color="#000000" draw:marker-start="Dimension_20_Line" draw:marker-start-width="0.25cm" draw:marker-start-center="true" draw:marker-end="Dimension_20_Line" draw:marker-end-width="0.25cm" draw:marker-end-center="true" draw:fill="none" draw:textarea-vertical-align="middle" fo:padding-top="0.14cm" fo:padding-bottom="0.14cm" fo:padding-left="0.265cm" fo:padding-right="0.265cm" loext:decorative="false"/>
    </style:style>
    <style:style style:name="gr7" style:family="graphic">
      <style:graphic-properties loext:decorative="false"/>
    </style:style>
    <style:style style:name="gr8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9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 loext:decorative="false"/>
    </style:style>
    <style:style style:name="gr10" style:family="graphic" style:parent-style-name="objectwithoutfill">
      <style:graphic-properties draw:stroke="solid" draw:stroke-dash="Double_20_Dash" svg:stroke-width="0.03cm" svg:stroke-color="#000000" draw:marker-start="" draw:marker-start-width="0.25cm" draw:marker-start-center="true" draw:marker-end="" draw:marker-end-width="0.25cm" draw:marker-end-center="true" draw:fill="none" draw:textarea-vertical-align="middle" fo:padding-top="0.14cm" fo:padding-bottom="0.14cm" fo:padding-left="0.265cm" fo:padding-right="0.265cm" loext:decorative="false"/>
    </style:style>
    <style:style style:name="gr11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2" style:family="graphic" style:parent-style-name="standard">
      <style:graphic-properties svg:stroke-width="0.03cm" svg:stroke-color="#000000" draw:marker-start-width="0.25cm" draw:marker-end-width="0.25cm" draw:fill-color="#eeeeee" draw:textarea-horizontal-align="justify" draw:textarea-vertical-align="middle" draw:auto-grow-height="false" fo:min-height="4.338cm" fo:min-width="0.136cm" fo:padding-top="0.14cm" fo:padding-bottom="0.14cm" fo:padding-left="0.265cm" fo:padding-right="0.265cm" loext:decorative="false"/>
    </style:style>
    <style:style style:name="gr13" style:family="graphic" style:parent-style-name="objectwithoutfill">
      <style:graphic-properties draw:stroke="dash" draw:stroke-dash="Dash"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14" style:family="graphic" style:parent-style-name="objectwithoutfill">
      <style:graphic-properties svg:stroke-color="#b2b2b2" draw:fill="none" draw:textarea-vertical-align="middle" loext:decorative="false"/>
    </style:style>
    <style:style style:name="gr15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16" style:family="graphic" style:parent-style-name="standard">
      <style:graphic-properties svg:stroke-width="0.03cm" svg:stroke-color="#000000" draw:marker-start-width="0.25cm" draw:marker-end-width="0.25cm" draw:fill-color="#eeeeee" draw:textarea-horizontal-align="justify" draw:textarea-vertical-align="middle" draw:auto-grow-height="false" fo:min-height="6.28cm" fo:min-width="1.02cm" fo:padding-top="0.14cm" fo:padding-bottom="0.14cm" fo:padding-left="0.265cm" fo:padding-right="0.265cm" loext:decorative="false"/>
    </style:style>
    <style:style style:name="gr17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4.338cm" fo:min-width="0.136cm" fo:padding-top="0.14cm" fo:padding-bottom="0.14cm" fo:padding-left="0.265cm" fo:padding-right="0.265cm" loext:decorative="false"/>
    </style:style>
    <style:style style:name="gr18" style:family="graphic" style:parent-style-name="standard">
      <style:graphic-properties draw:stroke="none" svg:stroke-width="0.03cm" svg:stroke-color="#000000" draw:marker-start-width="0.25cm" draw:marker-end-width="0.25cm" draw:fill-color="#ffffff" draw:textarea-horizontal-align="justify" draw:textarea-vertical-align="middle" draw:auto-grow-height="false" fo:min-height="6.28cm" fo:min-width="0.32cm" fo:padding-top="0.14cm" fo:padding-bottom="0.14cm" fo:padding-left="0.265cm" fo:padding-right="0.265cm" loext:decorative="false"/>
    </style:style>
    <style:style style:name="gr19" style:family="graphic" style:parent-style-name="objectwithoutfill">
      <style:graphic-properties draw:stroke="dash" draw:stroke-dash="Double_20_Dash" svg:stroke-width="0.03cm" svg:stroke-color="#000000" draw:marker-start-width="0.25cm" draw:marker-end-width="0.25cm" svg:stroke-linecap="butt" draw:fill="none" draw:textarea-vertical-align="middle" fo:padding-top="0.14cm" fo:padding-bottom="0.14cm" fo:padding-left="0.265cm" fo:padding-right="0.265cm" loext:decorative="false"/>
    </style:style>
    <style:style style:name="gr20" style:family="graphic" style:parent-style-name="objectwithoutfill">
      <style:graphic-properties svg:stroke-color="#000000" draw:fill="none" draw:textarea-vertical-align="middle" loext:decorative="false"/>
    </style:style>
    <style:style style:name="gr21" style:family="graphic" style:parent-style-name="standard">
      <style:graphic-properties svg:stroke-color="#ffffff" svg:stroke-opacity="70%" draw:fill="solid" draw:fill-color="#ffffff" draw:opacity="50%" draw:textarea-horizontal-align="justify" draw:textarea-vertical-align="middle" draw:auto-grow-height="false" fo:min-height="1.25cm" fo:min-width="0.75cm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loext:graphic-properties draw:fill="solid" draw:fill-color="#ffffff" draw:opacity="50%"/>
      <style:paragraph-properties fo:text-align="center"/>
    </style:style>
    <style:style style:name="P9" style:family="paragraph"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3.572cm" svg:y1="12.739cm" svg:x2="19.471cm" svg:y2="7.599cm">
          <text:p/>
        </draw:line>
        <draw:line draw:style-name="gr1" draw:text-style-name="P1" draw:layer="layout" svg:x1="13.379cm" svg:y1="12.482cm" svg:x2="19.34cm" svg:y2="7.301cm">
          <text:p/>
        </draw:line>
        <draw:line draw:style-name="gr1" draw:text-style-name="P1" draw:layer="layout" svg:x1="13.216cm" svg:y1="12.255cm" svg:x2="19.217cm" svg:y2="7.035cm">
          <text:p/>
        </draw:line>
        <draw:g draw:style-name="gr2">
          <draw:custom-shape draw:style-name="gr3" draw:text-style-name="P2" draw:layer="layout" svg:width="0.94cm" svg:height="8cm" svg:x="5.43cm" svg:y="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5.9cm" svg:y1="2.625cm" svg:x2="5.9cm" svg:y2="13.175cm">
            <text:p/>
          </draw:line>
        </draw:g>
        <draw:g draw:style-name="gr2">
          <draw:custom-shape draw:style-name="gr4" draw:text-style-name="P3" draw:layer="layout" svg:width="1.55cm" svg:height="1cm" svg:x="13.612cm" svg:y="6.5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1.62cm" svg:height="0.962cm" svg:x="13.612cm" svg:y="6.53cm">
            <draw:text-box>
              <text:p>Bild</text:p>
            </draw:text-box>
          </draw:frame>
        </draw:g>
        <draw:line draw:style-name="gr6" draw:text-style-name="P1" draw:layer="layout" svg:x1="14.788cm" svg:y1="9.38cm" svg:x2="14.79cm" svg:y2="8.1cm">
          <text:p/>
        </draw:line>
        <draw:g draw:style-name="gr2">
          <svg:title>TexMaths</svg:title>
          <svg:desc>18§latex§$B$§svg§600§TRUE§</svg:desc>
          <draw:g draw:style-name="gr7">
            <draw:path draw:style-name="gr8" draw:text-style-name="P5" draw:layer="layout" svg:width="0.449cm" svg:height="0.429cm" svg:x="13.765cm" svg:y="8.533cm" svg:viewBox="0 0 450 430" svg:d="M74 381c-6 24-7 29-58 29-11 0-16 0-16 13 0 7 5 7 16 7 75 0 150 0 225 0 101 0 175-74 175-137 0-45-36-81-97-88 64-12 131-57 131-119 0-46-41-86-117-86-71 0-142 0-212 0-13 0-18 0-18 13 0 7 5 7 18 7 7 0 12 0 23 2 11 0 16 1 16 9 0 3 0 5-2 12-28 113-56 226-84 338zM169 200c13-52 27-105 40-157 5-21 7-23 34-23s54 0 81 0c56 0 68 36 68 65 0 55-54 115-131 115-31 0-61 0-92 0zM140 410c-9 0-9 0-12 0-7-2-9-2-9-7 0-2 0-2 3-14 15-59 29-117 44-175 39 0 79 0 118 0 62 0 72 47 72 74 0 61-55 122-129 122-29 0-58 0-87 0z">
              <text:p/>
            </draw:path>
          </draw:g>
        </draw:g>
        <draw:g draw:style-name="gr2">
          <draw:line draw:style-name="gr6" draw:text-style-name="P1" draw:layer="layout" svg:x1="14.62cm" svg:y1="12.354cm" svg:x2="16.14cm" svg:y2="12.356cm">
            <text:p/>
          </draw:line>
          <draw:g draw:style-name="gr2">
            <svg:title>TexMaths</svg:title>
            <svg:desc>18§latex§$f_{2}$§svg§600§FALSE§</svg:desc>
            <draw:g draw:style-name="gr7">
              <draw:path draw:style-name="gr9" draw:text-style-name="P6" draw:layer="layout" svg:width="0.464cm" svg:height="0.506cm" svg:x="15.192cm" svg:y="12.07cm" svg:viewBox="0 0 465 507" svg:d="M0 0c155 0 310 0 465 0 0 169 0 338 0 507-155 0-310 0-465 0 0-169 0-338 0-507z">
                <text:p/>
              </draw:path>
              <draw:path draw:style-name="gr8" draw:text-style-name="P5" draw:layer="layout" svg:width="0.311cm" svg:height="0.571cm" svg:x="15.194cm" svg:y="12.038cm" svg:viewBox="0 0 312 572" svg:d="M196 192c18 0 37 0 55 0 13 0 18 0 18-13 0-7-5-7-16-7-17 0-35 0-52 0 4-24 8-48 13-72 1-12 10-57 14-64 5-13 16-22 30-22 2 0 18 0 31 11-29 2-34 25-34 34 0 15 11 22 23 22 16 0 34-13 34-38 0-29-28-43-54-43-21 0-61 11-80 74-4 12-6 19-20 98-14 0-29 0-43 0-13 0-20 0-20 13 0 7 5 7 18 7 14 0 28 0 41 0-15 82-31 165-46 247-13 61-24 119-56 119-2 0-18 0-30-11 30-2 35-25 35-34 0-15-12-22-23-22-16 0-34 13-34 38 0 29 27 43 52 43 36 0 61-38 72-61 20-39 34-117 34-120 12-66 25-133 38-199z">
                <text:p/>
              </draw:path>
              <draw:path draw:style-name="gr8" draw:text-style-name="P5" draw:layer="layout" svg:width="0.193cm" svg:height="0.291cm" svg:x="15.495cm" svg:y="12.284cm" svg:viewBox="0 0 194 292" svg:d="M194 212c-5 0-10 0-15 0-1 9-7 35-12 39-4 4-38 4-43 4-27 0-54 0-81 0 47-42 61-54 88-74 32-27 63-54 63-95 0-54-47-86-102-86-56 0-92 38-92 79 0 21 18 23 23 23 11 0 24-7 24-23 0-7-4-23-27-23 14-31 43-40 64-40 45 0 67 34 67 70 0 38-27 68-42 84-35 35-70 70-105 104-4 4-4 6-4 18 60 0 121 0 181 0 4-27 9-54 13-80z">
                <text:p/>
              </draw:path>
            </draw:g>
          </draw:g>
        </draw:g>
        <draw:g draw:style-name="gr2">
          <draw:g draw:style-name="gr7">
            <draw:frame draw:style-name="gr5" draw:text-style-name="P4" draw:layer="layout" svg:width="4.946cm" svg:height="0.962cm" svg:x="3.116cm" svg:y="0.33cm">
              <draw:text-box>
                <text:p>Strahlengang</text:p>
              </draw:text-box>
            </draw:frame>
            <draw:line draw:style-name="gr10" draw:text-style-name="P1" draw:layer="layout" svg:x1="1.061cm" svg:y1="0.746cm" svg:x2="3.021cm" svg:y2="0.717cm">
              <text:p/>
            </draw:line>
          </draw:g>
          <draw:g draw:style-name="gr2">
            <draw:frame draw:style-name="gr5" draw:text-style-name="P4" draw:layer="layout" svg:width="4.946cm" svg:height="0.962cm" svg:x="3.109cm" svg:y="1.33cm">
              <draw:text-box>
                <text:p>Brennpunkt</text:p>
              </draw:text-box>
            </draw:frame>
            <draw:custom-shape draw:style-name="gr11" draw:text-style-name="P7" draw:layer="layout" svg:width="0.25cm" svg:height="0.25cm" svg:x="1.914cm" svg:y="1.7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6" draw:text-style-name="P1" draw:layer="layout" svg:x1="6.08cm" svg:y1="13.054cm" svg:x2="16.14cm" svg:y2="13.056cm">
          <text:p/>
        </draw:line>
        <draw:g draw:style-name="gr2">
          <draw:custom-shape draw:style-name="gr12" draw:text-style-name="P2" draw:layer="layout" svg:width="0.94cm" svg:height="6.53cm" svg:x="15.831cm" svg:y="4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6.301cm" svg:y1="2.625cm" svg:x2="16.301cm" svg:y2="13.175cm">
            <text:p/>
          </draw:line>
        </draw:g>
        <draw:line draw:style-name="gr13" draw:text-style-name="P1" draw:layer="layout" svg:x1="0.262cm" svg:y1="7.9cm" svg:x2="20.512cm" svg:y2="7.9cm">
          <text:p/>
        </draw:line>
        <draw:g draw:style-name="gr2">
          <draw:line draw:style-name="gr6" draw:text-style-name="P1" draw:layer="layout" svg:x1="6.072cm" svg:y1="12.354cm" svg:x2="14.292cm" svg:y2="12.356cm">
            <text:p/>
          </draw:line>
          <draw:g draw:style-name="gr2">
            <svg:title>TexMaths</svg:title>
            <svg:desc>18§latex§$f_{1}$§svg§600§FALSE§</svg:desc>
            <draw:g draw:style-name="gr7">
              <draw:path draw:style-name="gr9" draw:text-style-name="P6" draw:layer="layout" svg:width="0.449cm" svg:height="0.506cm" svg:x="10.366cm" svg:y="12.069cm" svg:viewBox="0 0 450 507" svg:d="M0 0c150 0 300 0 450 0 0 169 0 338 0 507-150 0-300 0-450 0 0-169 0-338 0-507z">
                <text:p/>
              </draw:path>
              <draw:path draw:style-name="gr8" draw:text-style-name="P5" draw:layer="layout" svg:width="0.311cm" svg:height="0.571cm" svg:x="10.368cm" svg:y="12.037cm" svg:viewBox="0 0 312 572" svg:d="M195 192c18 0 36 0 54 0 13 0 20 0 20-13 0-7-7-7-18-7-17 0-35 0-52 0 5-24 9-48 14-72 2-12 11-57 15-64 5-13 16-22 30-22 2 0 18 0 31 11-29 2-34 25-34 34 0 15 10 22 23 22 16 0 34-13 34-38 0-29-29-43-54-43-21 0-61 11-81 74-3 12-5 19-19 98-15 0-29 0-43 0-13 0-20 0-20 13 0 7 5 7 18 7 14 0 27 0 41 0-15 82-31 165-46 247-13 61-24 119-56 119-2 0-18 0-30-11 30-2 35-25 35-34 0-15-12-22-23-22-16 0-34 13-34 38 0 29 27 43 52 43 34 0 59-38 72-61 19-39 34-117 34-120 12-66 25-133 37-199z">
                <text:p/>
              </draw:path>
              <draw:path draw:style-name="gr8" draw:text-style-name="P5" draw:layer="layout" svg:width="0.159cm" svg:height="0.291cm" svg:x="10.688cm" svg:y="12.283cm" svg:viewBox="0 0 160 292" svg:d="M99 13c0-13 0-13-13-13-29 27-68 27-86 27 0 5 0 11 0 16 11 0 39 0 63-13 0 76 0 151 0 226 0 15 0 20-43 20-6 0-11 0-16 0 0 6 0 11 0 16 7-2 61-2 77-2 14 0 70 0 79 2 0-5 0-10 0-16-6 0-11 0-17 0-44 0-44-5-44-20 0-81 0-162 0-243z">
                <text:p/>
              </draw:path>
            </draw:g>
          </draw:g>
        </draw:g>
        <draw:line draw:style-name="gr14" draw:text-style-name="P1" draw:layer="layout" svg:x1="14.452cm" svg:y1="7.904cm" svg:x2="14.452cm" svg:y2="12.454cm">
          <text:p/>
        </draw:line>
        <draw:custom-shape draw:style-name="gr11" draw:text-style-name="P7" draw:layer="layout" svg:width="0.25cm" svg:height="0.25cm" svg:x="14.312cm" svg:y="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0.263cm" svg:y1="5.054cm" svg:x2="5.903cm" svg:y2="6.164cm">
          <text:p/>
        </draw:line>
        <draw:line draw:style-name="gr15" draw:text-style-name="P1" draw:layer="layout" svg:x1="0.264cm" svg:y1="8.454cm" svg:x2="5.904cm" svg:y2="9.564cm">
          <text:p/>
        </draw:line>
        <draw:line draw:style-name="gr15" draw:text-style-name="P1" draw:layer="layout" svg:x1="5.853cm" svg:y1="6.16cm" svg:x2="16.353cm" svg:y2="10.32cm">
          <text:p/>
        </draw:line>
        <draw:line draw:style-name="gr15" draw:text-style-name="P1" draw:layer="layout" svg:x1="5.853cm" svg:y1="9.56cm" svg:x2="16.264cm" svg:y2="9.56cm">
          <text:p/>
        </draw:line>
        <draw:line draw:style-name="gr15" draw:text-style-name="P1" draw:layer="layout" svg:x1="0.262cm" svg:y1="6.754cm" svg:x2="16.302cm" svg:y2="9.914cm">
          <text:p/>
        </draw:line>
        <draw:line draw:style-name="gr15" draw:text-style-name="P1" draw:layer="layout" svg:x1="16.301cm" svg:y1="9.57cm" svg:x2="19.217cm" svg:y2="7.035cm">
          <text:p/>
        </draw:line>
        <draw:line draw:style-name="gr15" draw:text-style-name="P1" draw:layer="layout" svg:x1="16.301cm" svg:y1="9.941cm" svg:x2="19.441cm" svg:y2="7.212cm">
          <text:p/>
        </draw:line>
        <draw:line draw:style-name="gr15" draw:text-style-name="P1" draw:layer="layout" svg:x1="16.333cm" svg:y1="10.329cm" svg:x2="19.634cm" svg:y2="7.458cm">
          <text:p/>
        </draw:line>
        <draw:g draw:style-name="gr2">
          <svg:title>TexMaths</svg:title>
          <svg:desc>18§latex§$d$§svg§600§FALSE§</svg:desc>
          <draw:g draw:style-name="gr7">
            <draw:path draw:style-name="gr9" draw:text-style-name="P6" draw:layer="layout" svg:width="0.257cm" svg:height="0.377cm" svg:x="11.275cm" svg:y="12.877cm" svg:viewBox="0 0 258 378" svg:d="M0 0c86 0 172 0 258 0 0 126 0 252 0 378-86 0-172 0-258 0 0-126 0-252 0-378z">
              <text:p/>
            </draw:path>
            <draw:path draw:style-name="gr8" draw:text-style-name="P5" draw:layer="layout" svg:width="0.296cm" svg:height="0.442cm" svg:x="11.268cm" svg:y="12.845cm" svg:viewBox="0 0 297 443" svg:d="M297 7c-3-2 0-7-9-7s-68 5-79 7c-5 0-9 4-9 13 0 7 6 7 17 7 28 0 30 3 30 11-1 4-1 8-2 12-12 50-25 99-37 149-11-23-29-41-58-41-73 0-150 93-150 185 0 59 34 100 82 100 13 0 45-2 83-47 3 25 27 47 55 47 23 0 38-14 47-34 10-23 19-61 19-63 0-5-5-5-7-5-7 0-7 2-9 11-10 41-23 77-48 77-16 0-18-16-18-29 0-14 0-20 4-31 29-120 59-241 89-362zM166 361c-1 12-1 12-12 23-27 36-52 45-70 45-30 0-39-34-39-60 0-30 19-107 34-136 19-38 46-61 71-61 42 0 50 52 50 56 0 3-1 7-1 11-11 40-22 81-33 122z">
              <text:p/>
            </draw:path>
          </draw:g>
        </draw:g>
        <draw:g draw:style-name="gr2">
          <draw:custom-shape draw:style-name="gr3" draw:text-style-name="P2" draw:layer="layout" svg:width="0.94cm" svg:height="8cm" svg:x="5.43cm" svg:y="16.6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5.9cm" svg:y1="15.419cm" svg:x2="5.9cm" svg:y2="25.969cm">
            <text:p/>
          </draw:line>
        </draw:g>
        <draw:g draw:style-name="gr2">
          <draw:line draw:style-name="gr6" draw:text-style-name="P1" draw:layer="layout" svg:x1="12.76cm" svg:y1="24.448cm" svg:x2="14.28cm" svg:y2="24.45cm">
            <text:p/>
          </draw:line>
          <draw:g draw:style-name="gr2">
            <svg:title>TexMaths</svg:title>
            <svg:desc>18§latex§$f_{2}$§svg§600§FALSE§</svg:desc>
            <draw:g draw:style-name="gr7">
              <draw:path draw:style-name="gr9" draw:text-style-name="P6" draw:layer="layout" svg:width="0.464cm" svg:height="0.506cm" svg:x="13.332cm" svg:y="24.164cm" svg:viewBox="0 0 465 507" svg:d="M0 0c155 0 310 0 465 0 0 169 0 338 0 507-155 0-310 0-465 0 0-169 0-338 0-507z">
                <text:p/>
              </draw:path>
              <draw:path draw:style-name="gr8" draw:text-style-name="P5" draw:layer="layout" svg:width="0.311cm" svg:height="0.571cm" svg:x="13.334cm" svg:y="24.132cm" svg:viewBox="0 0 312 572" svg:d="M196 192c18 0 37 0 55 0 13 0 18 0 18-13 0-7-5-7-16-7-17 0-35 0-52 0 4-24 8-48 13-72 1-12 10-57 14-64 5-13 16-22 30-22 2 0 18 0 31 11-29 2-34 25-34 34 0 15 11 22 23 22 16 0 34-13 34-38 0-29-28-43-54-43-21 0-61 11-80 74-4 12-6 19-20 98-14 0-29 0-43 0-13 0-20 0-20 13 0 7 5 7 18 7 14 0 28 0 41 0-15 82-31 165-46 247-13 61-24 119-56 119-2 0-18 0-30-11 30-2 35-25 35-34 0-15-12-22-23-22-16 0-34 13-34 38 0 29 27 43 52 43 36 0 61-38 72-61 20-39 34-117 34-120 12-66 25-133 38-199z">
                <text:p/>
              </draw:path>
              <draw:path draw:style-name="gr8" draw:text-style-name="P5" draw:layer="layout" svg:width="0.193cm" svg:height="0.291cm" svg:x="13.635cm" svg:y="24.378cm" svg:viewBox="0 0 194 292" svg:d="M194 212c-5 0-10 0-15 0-1 9-7 35-12 39-4 4-38 4-43 4-27 0-54 0-81 0 47-42 61-54 88-74 32-27 63-54 63-95 0-54-47-86-102-86-56 0-92 38-92 79 0 21 18 23 23 23 11 0 24-7 24-23 0-7-4-23-27-23 14-31 43-40 64-40 45 0 67 34 67 70 0 38-27 68-42 84-35 35-70 70-105 104-4 4-4 6-4 18 60 0 121 0 181 0 4-27 9-54 13-80z">
                <text:p/>
              </draw:path>
            </draw:g>
          </draw:g>
        </draw:g>
        <draw:line draw:style-name="gr6" draw:text-style-name="P1" draw:layer="layout" svg:x1="6.08cm" svg:y1="25.848cm" svg:x2="12.44cm" svg:y2="25.85cm">
          <text:p/>
        </draw:line>
        <draw:g draw:style-name="gr2">
          <draw:custom-shape draw:style-name="gr16" draw:text-style-name="P2" draw:layer="layout" svg:width="1.55cm" svg:height="6.56cm" svg:x="11.84cm" svg:y="17.4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0.94cm" svg:height="6.53cm" svg:x="11.34cm" svg:y="17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2.61cm" svg:y1="15.419cm" svg:x2="12.61cm" svg:y2="25.969cm">
            <text:p/>
          </draw:line>
          <draw:custom-shape draw:style-name="gr17" draw:text-style-name="P3" draw:layer="layout" svg:width="0.94cm" svg:height="6.53cm" svg:x="12.94cm" svg:y="17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3" draw:layer="layout" svg:width="0.85cm" svg:height="6.56cm" svg:x="10.98cm" svg:y="17.42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0.85cm" svg:height="6.56cm" svg:x="13.4cm" svg:y="17.42cm">
            <text:p/>
            <draw:enhanced-geometry svg:viewBox="0 0 21600 21600" draw:type="rectangle" draw:enhanced-path="M 0 0 L 21600 0 21600 21600 0 21600 0 0 Z N"/>
          </draw:custom-shape>
        </draw:g>
        <draw:line draw:style-name="gr13" draw:text-style-name="P1" draw:layer="layout" svg:x1="0.262cm" svg:y1="20.694cm" svg:x2="20.512cm" svg:y2="20.694cm">
          <text:p/>
        </draw:line>
        <draw:g draw:style-name="gr2">
          <draw:line draw:style-name="gr6" draw:text-style-name="P1" draw:layer="layout" svg:x1="6.072cm" svg:y1="25.148cm" svg:x2="14.292cm" svg:y2="25.15cm">
            <text:p/>
          </draw:line>
          <draw:g draw:style-name="gr2">
            <svg:title>TexMaths</svg:title>
            <svg:desc>18§latex§$f_{1}$§svg§600§FALSE§</svg:desc>
            <draw:g draw:style-name="gr7">
              <draw:path draw:style-name="gr9" draw:text-style-name="P6" draw:layer="layout" svg:width="0.449cm" svg:height="0.506cm" svg:x="10.366cm" svg:y="24.863cm" svg:viewBox="0 0 450 507" svg:d="M0 0c150 0 300 0 450 0 0 169 0 338 0 507-150 0-300 0-450 0 0-169 0-338 0-507z">
                <text:p/>
              </draw:path>
              <draw:path draw:style-name="gr8" draw:text-style-name="P5" draw:layer="layout" svg:width="0.311cm" svg:height="0.571cm" svg:x="10.368cm" svg:y="24.831cm" svg:viewBox="0 0 312 572" svg:d="M195 192c18 0 36 0 54 0 13 0 20 0 20-13 0-7-7-7-18-7-17 0-35 0-52 0 5-24 9-48 14-72 2-12 11-57 15-64 5-13 16-22 30-22 2 0 18 0 31 11-29 2-34 25-34 34 0 15 10 22 23 22 16 0 34-13 34-38 0-29-29-43-54-43-21 0-61 11-81 74-3 12-5 19-19 98-15 0-29 0-43 0-13 0-20 0-20 13 0 7 5 7 18 7 14 0 27 0 41 0-15 82-31 165-46 247-13 61-24 119-56 119-2 0-18 0-30-11 30-2 35-25 35-34 0-15-12-22-23-22-16 0-34 13-34 38 0 29 27 43 52 43 34 0 59-38 72-61 19-39 34-117 34-120 12-66 25-133 37-199z">
                <text:p/>
              </draw:path>
              <draw:path draw:style-name="gr8" draw:text-style-name="P5" draw:layer="layout" svg:width="0.159cm" svg:height="0.291cm" svg:x="10.688cm" svg:y="25.077cm" svg:viewBox="0 0 160 292" svg:d="M99 13c0-13 0-13-13-13-29 27-68 27-86 27 0 5 0 11 0 16 11 0 39 0 63-13 0 76 0 151 0 226 0 15 0 20-43 20-6 0-11 0-16 0 0 6 0 11 0 16 7-2 61-2 77-2 14 0 70 0 79 2 0-5 0-10 0-16-6 0-11 0-17 0-44 0-44-5-44-20 0-81 0-162 0-243z">
                <text:p/>
              </draw:path>
            </draw:g>
          </draw:g>
        </draw:g>
        <draw:line draw:style-name="gr14" draw:text-style-name="P1" draw:layer="layout" svg:x1="14.46cm" svg:y1="20.698cm" svg:x2="14.46cm" svg:y2="25.248cm">
          <text:p/>
        </draw:line>
        <draw:custom-shape draw:style-name="gr11" draw:text-style-name="P7" draw:layer="layout" svg:width="0.25cm" svg:height="0.25cm" svg:x="14.32cm" svg:y="2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0.263cm" svg:y1="17.848cm" svg:x2="5.903cm" svg:y2="18.958cm">
          <text:p/>
        </draw:line>
        <draw:line draw:style-name="gr15" draw:text-style-name="P1" draw:layer="layout" svg:x1="0.264cm" svg:y1="21.248cm" svg:x2="5.904cm" svg:y2="22.358cm">
          <text:p/>
        </draw:line>
        <draw:line draw:style-name="gr15" draw:text-style-name="P1" draw:layer="layout" svg:x1="5.853cm" svg:y1="18.954cm" svg:x2="14.453cm" svg:y2="22.324cm">
          <text:p/>
        </draw:line>
        <draw:line draw:style-name="gr15" draw:text-style-name="P1" draw:layer="layout" svg:x1="5.853cm" svg:y1="22.354cm" svg:x2="14.484cm" svg:y2="22.354cm">
          <text:p/>
        </draw:line>
        <draw:line draw:style-name="gr15" draw:text-style-name="P1" draw:layer="layout" svg:x1="0.262cm" svg:y1="19.548cm" svg:x2="14.502cm" svg:y2="22.348cm">
          <text:p/>
        </draw:line>
        <draw:g draw:style-name="gr2">
          <draw:g draw:style-name="gr7">
            <draw:line draw:style-name="gr15" draw:text-style-name="P1" draw:layer="layout" svg:x1="12.596cm" svg:y1="22.231cm" svg:x2="15.299cm" svg:y2="24.499cm">
              <text:p/>
            </draw:line>
            <draw:line draw:style-name="gr1" draw:text-style-name="P1" draw:layer="layout" svg:x1="2.909cm" svg:y1="14.106cm" svg:x2="15.29cm" svg:y2="24.495cm">
              <text:p/>
            </draw:line>
          </draw:g>
          <draw:g draw:style-name="gr7">
            <draw:line draw:style-name="gr1" draw:text-style-name="P1" draw:layer="layout" svg:x1="3.049cm" svg:y1="13.927cm" svg:x2="15.388cm" svg:y2="24.277cm">
              <text:p/>
            </draw:line>
            <draw:line draw:style-name="gr15" draw:text-style-name="P1" draw:layer="layout" svg:x1="12.596cm" svg:y1="21.932cm" svg:x2="15.396cm" svg:y2="24.282cm">
              <text:p/>
            </draw:line>
          </draw:g>
          <draw:g draw:style-name="gr7">
            <draw:line draw:style-name="gr1" draw:text-style-name="P1" draw:layer="layout" svg:x1="3.209cm" svg:y1="13.73cm" svg:x2="15.448cm" svg:y2="23.99cm">
              <text:p/>
            </draw:line>
            <draw:line draw:style-name="gr15" draw:text-style-name="P1" draw:layer="layout" svg:x1="12.596cm" svg:y1="21.605cm" svg:x2="15.596cm" svg:y2="24.115cm">
              <text:p/>
            </draw:line>
          </draw:g>
        </draw:g>
        <draw:g draw:style-name="gr2">
          <svg:title>TexMaths</svg:title>
          <svg:desc>18§latex§$d$§svg§600§FALSE§</svg:desc>
          <draw:g draw:style-name="gr7">
            <draw:path draw:style-name="gr9" draw:text-style-name="P6" draw:layer="layout" svg:width="0.257cm" svg:height="0.377cm" svg:x="9.375cm" svg:y="25.671cm" svg:viewBox="0 0 258 378" svg:d="M0 0c86 0 172 0 258 0 0 126 0 252 0 378-86 0-172 0-258 0 0-126 0-252 0-378z">
              <text:p/>
            </draw:path>
            <draw:path draw:style-name="gr8" draw:text-style-name="P5" draw:layer="layout" svg:width="0.296cm" svg:height="0.442cm" svg:x="9.368cm" svg:y="25.639cm" svg:viewBox="0 0 297 443" svg:d="M297 7c-3-2 0-7-9-7s-68 5-79 7c-5 0-9 4-9 13 0 7 6 7 17 7 28 0 30 3 30 11-1 4-1 8-2 12-12 50-25 99-37 149-11-23-29-41-58-41-73 0-150 93-150 185 0 59 34 100 82 100 13 0 45-2 83-47 3 25 27 47 55 47 23 0 38-14 47-34 10-23 19-61 19-63 0-5-5-5-7-5-7 0-7 2-9 11-10 41-23 77-48 77-16 0-18-16-18-29 0-14 0-20 4-31 29-120 59-241 89-362zM166 361c-1 12-1 12-12 23-27 36-52 45-70 45-30 0-39-34-39-60 0-30 19-107 34-136 19-38 46-61 71-61 42 0 50 52 50 56 0 3-1 7-1 11-11 40-22 81-33 122z">
              <text:p/>
            </draw:path>
          </draw:g>
        </draw:g>
        <draw:frame draw:style-name="gr5" draw:text-style-name="P4" draw:layer="layout" svg:width="6.334cm" svg:height="0.962cm" svg:x="6.516cm" svg:y="3.23cm">
          <draw:text-box>
            <text:p>Kepler-Fernrohr</text:p>
          </draw:text-box>
        </draw:frame>
        <draw:frame draw:style-name="gr5" draw:text-style-name="P4" draw:layer="layout" svg:width="6.334cm" svg:height="0.962cm" svg:x="6.516cm" svg:y="15.43cm">
          <draw:text-box>
            <text:p>Gallilei-Fernrohr</text:p>
          </draw:text-box>
        </draw:frame>
        <draw:line draw:style-name="gr19" draw:text-style-name="P1" draw:layer="layout" svg:x1="12.249cm" svg:y1="11.469cm" svg:x2="18.249cm" svg:y2="6.248cm">
          <text:p/>
        </draw:line>
        <draw:path draw:style-name="gr20" draw:text-style-name="P1" draw:layer="layout" svg:width="0.749cm" svg:height="0.249cm" draw:transform="rotate (-1.5707963267949) translate (15.5cm 7.9cm)" svg:viewBox="0 0 750 250" svg:d="M0 250c500 0 750-250 750-250">
          <text:p/>
        </draw:path>
        <draw:path draw:style-name="gr20" draw:text-style-name="P1" draw:layer="layout" svg:width="0.446cm" svg:height="0.334cm" draw:transform="rotate (0.725533370054043) translate (8.99664567897387cm 8.27578780701229cm)" svg:viewBox="0 0 447 335" svg:d="M0 335c425-67 447-335 447-335">
          <text:p/>
        </draw:path>
        <draw:g draw:style-name="gr2">
          <svg:title>TexMaths</svg:title>
          <svg:desc>14§latex§$\alpha$§svg§600§TRUE§</svg:desc>
          <draw:g draw:style-name="gr7">
            <draw:path draw:style-name="gr8" draw:text-style-name="P5" draw:layer="layout" svg:width="0.273cm" svg:height="0.219cm" svg:x="8.784cm" svg:y="8.061cm" svg:viewBox="0 0 274 220" svg:d="M213 100c0-76-45-100-81-100-67 0-132 70-132 138 0 44 29 82 79 82 31 0 66-11 103-40 7 25 23 40 45 40 26 0 40-26 40-35 0-3-3-4-5-4-3 0-5 1-6 4-10 24-26 24-28 24-15 0-15-38-15-49s0-11 5-17c46-58 38-76 56-114 0-1 0-5-5-5-6 0-6 1-7 9-10 31-25 69-49 96 0-9 0-19 0-29zM181 167c-43 36-81 42-100 42-30 0-45-21-45-53 0-24 13-75 29-100 23-37 49-45 66-45 48 0 48 63 48 102 0 16 0 46 2 54z">
              <text:p/>
            </draw:path>
          </draw:g>
        </draw:g>
        <draw:g draw:style-name="gr2">
          <svg:title>TexMaths</svg:title>
          <svg:desc>14§latex§$\beta$§svg§600§TRUE§</svg:desc>
          <draw:g draw:style-name="gr7">
            <draw:path draw:style-name="gr8" draw:text-style-name="P5" draw:layer="layout" svg:width="0.265cm" svg:height="0.439cm" svg:x="15.44cm" svg:y="8.063cm" svg:viewBox="0 0 266 440" svg:d="M266 67c0-36-26-67-67-67-28 0-42 8-58 21-27 20-53 67-63 103-26 104-52 207-78 310 0 3 3 6 7 6 3 0 6-1 6-3 11-44 22-89 33-134 10 29 31 48 67 48 35 0 72-19 93-40 24-22 39-54 39-89 0-36-18-61-35-74 28-15 56-46 56-81zM178 148c-5 3-11 3-23 3-7 0-17 1-21-2 1-4 18-4 23-4 10 0 16 0 21 3zM238 56c0 33-18 70-43 84-13-5-22-6-38-6-9 0-37 0-37 15 0 14 25 13 33 13 18 0 25 0 41-6 18 17 21 33 21 55 1 28-10 66-24 84-20 26-52 44-80 44-37 0-55-28-55-62 0-6 0-13 3-23 10-41 20-82 30-123 11-42 46-120 105-120 27 0 44 16 44 45z">
              <text:p/>
            </draw:path>
          </draw:g>
        </draw:g>
        <draw:g draw:style-name="gr2">
          <draw:line draw:style-name="gr6" draw:text-style-name="P1" draw:layer="layout" svg:x1="10.96cm" svg:y1="24.448cm" svg:x2="12.48cm" svg:y2="24.45cm">
            <text:p/>
          </draw:line>
          <draw:g draw:style-name="gr2">
            <svg:title>TexMaths</svg:title>
            <svg:desc>18§latex§$f_{2}$§svg§600§FALSE§</svg:desc>
            <draw:g draw:style-name="gr7">
              <draw:path draw:style-name="gr9" draw:text-style-name="P6" draw:layer="layout" svg:width="0.464cm" svg:height="0.506cm" svg:x="11.532cm" svg:y="24.164cm" svg:viewBox="0 0 465 507" svg:d="M0 0c155 0 310 0 465 0 0 169 0 338 0 507-155 0-310 0-465 0 0-169 0-338 0-507z">
                <text:p/>
              </draw:path>
              <draw:path draw:style-name="gr8" draw:text-style-name="P5" draw:layer="layout" svg:width="0.311cm" svg:height="0.571cm" svg:x="11.534cm" svg:y="24.132cm" svg:viewBox="0 0 312 572" svg:d="M196 192c18 0 37 0 55 0 13 0 18 0 18-13 0-7-5-7-16-7-17 0-35 0-52 0 4-24 8-48 13-72 1-12 10-57 14-64 5-13 16-22 30-22 2 0 18 0 31 11-29 2-34 25-34 34 0 15 11 22 23 22 16 0 34-13 34-38 0-29-28-43-54-43-21 0-61 11-80 74-4 12-6 19-20 98-14 0-29 0-43 0-13 0-20 0-20 13 0 7 5 7 18 7 14 0 28 0 41 0-15 82-31 165-46 247-13 61-24 119-56 119-2 0-18 0-30-11 30-2 35-25 35-34 0-15-12-22-23-22-16 0-34 13-34 38 0 29 27 43 52 43 36 0 61-38 72-61 20-39 34-117 34-120 12-66 25-133 38-199z">
                <text:p/>
              </draw:path>
              <draw:path draw:style-name="gr8" draw:text-style-name="P5" draw:layer="layout" svg:width="0.193cm" svg:height="0.291cm" svg:x="11.835cm" svg:y="24.378cm" svg:viewBox="0 0 194 292" svg:d="M194 212c-5 0-10 0-15 0-1 9-7 35-12 39-4 4-38 4-43 4-27 0-54 0-81 0 47-42 61-54 88-74 32-27 63-54 63-95 0-54-47-86-102-86-56 0-92 38-92 79 0 21 18 23 23 23 11 0 24-7 24-23 0-7-4-23-27-23 14-31 43-40 64-40 45 0 67 34 67 70 0 38-27 68-42 84-35 35-70 70-105 104-4 4-4 6-4 18 60 0 121 0 181 0 4-27 9-54 13-80z">
                <text:p/>
              </draw:path>
            </draw:g>
          </draw:g>
        </draw:g>
        <draw:line draw:style-name="gr14" draw:text-style-name="P1" draw:layer="layout" svg:x1="10.761cm" svg:y1="20.691cm" svg:x2="10.761cm" svg:y2="25.241cm">
          <text:p/>
        </draw:line>
        <draw:custom-shape draw:style-name="gr11" draw:text-style-name="P7" draw:layer="layout" svg:width="0.25cm" svg:height="0.25cm" svg:x="10.621cm" svg:y="20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0" draw:text-style-name="P1" draw:layer="layout" svg:width="0.446cm" svg:height="0.334cm" draw:transform="rotate (0.725533370054043) translate (8.99764567897386cm 21.0757878070123cm)" svg:viewBox="0 0 447 335" svg:d="M0 335c425-67 447-335 447-335">
          <text:p/>
        </draw:path>
        <draw:g draw:style-name="gr2">
          <svg:title>TexMaths</svg:title>
          <svg:desc>14§latex§$\alpha$§svg§600§TRUE§</svg:desc>
          <draw:g draw:style-name="gr7">
            <draw:path draw:style-name="gr8" draw:text-style-name="P5" draw:layer="layout" svg:width="0.273cm" svg:height="0.219cm" svg:x="8.785cm" svg:y="20.861cm" svg:viewBox="0 0 274 220" svg:d="M213 100c0-76-45-100-81-100-67 0-132 70-132 138 0 44 29 82 79 82 31 0 66-11 103-40 7 25 23 40 45 40 26 0 40-26 40-35 0-3-3-4-5-4-3 0-5 1-6 4-10 24-26 24-28 24-15 0-15-38-15-49s0-11 5-17c46-58 38-76 56-114 0-1 0-5-5-5-6 0-6 1-7 9-10 31-25 69-49 96 0-9 0-19 0-29zM181 167c-43 36-81 42-100 42-30 0-45-21-45-53 0-24 13-75 29-100 23-37 49-45 66-45 48 0 48 63 48 102 0 16 0 46 2 54z">
              <text:p/>
            </draw:path>
          </draw:g>
        </draw:g>
        <draw:path draw:style-name="gr20" draw:text-style-name="P1" draw:layer="layout" svg:width="0.749cm" svg:height="0.249cm" draw:transform="rotate (-2.18166156499291) translate (9.79245092145059cm 20.0402994396202cm)" svg:viewBox="0 0 750 250" svg:d="M0 250c500 0 750-250 750-250">
          <text:p/>
        </draw:path>
        <draw:g draw:style-name="gr2">
          <svg:title>TexMaths</svg:title>
          <svg:desc>14§latex§$\beta$§svg§600§TRUE§</svg:desc>
          <draw:g draw:style-name="gr7">
            <draw:path draw:style-name="gr8" draw:text-style-name="P5" draw:layer="layout" svg:width="0.265cm" svg:height="0.439cm" svg:x="9.64cm" svg:y="20.163cm" svg:viewBox="0 0 266 440" svg:d="M266 67c0-36-26-67-67-67-28 0-42 8-58 21-27 20-53 67-63 103-26 104-52 207-78 310 0 3 3 6 7 6 3 0 6-1 6-3 11-44 22-89 33-134 10 29 31 48 67 48 35 0 72-19 93-40 24-22 39-54 39-89 0-36-18-61-35-74 28-15 56-46 56-81zM178 148c-5 3-11 3-23 3-7 0-17 1-21-2 1-4 18-4 23-4 10 0 16 0 21 3zM238 56c0 33-18 70-43 84-13-5-22-6-38-6-9 0-37 0-37 15 0 14 25 13 33 13 18 0 25 0 41-6 18 17 21 33 21 55 1 28-10 66-24 84-20 26-52 44-80 44-37 0-55-28-55-62 0-6 0-13 3-23 10-41 20-82 30-123 11-42 46-120 105-120 27 0 44 16 44 45z">
              <text:p/>
            </draw:path>
          </draw:g>
        </draw:g>
        <draw:line draw:style-name="gr6" draw:text-style-name="P1" draw:layer="layout" svg:x1="14.851cm" svg:y1="22.18cm" svg:x2="14.853cm" svg:y2="20.9cm">
          <text:p/>
        </draw:line>
        <draw:g draw:style-name="gr2">
          <svg:title>TexMaths</svg:title>
          <svg:desc>18§latex§$B$§svg§600§TRUE§</svg:desc>
          <draw:g draw:style-name="gr7">
            <draw:path draw:style-name="gr8" draw:text-style-name="P5" draw:layer="layout" svg:width="0.449cm" svg:height="0.429cm" svg:x="15.228cm" svg:y="21.333cm" svg:viewBox="0 0 450 430" svg:d="M74 381c-6 24-7 29-58 29-11 0-16 0-16 13 0 7 5 7 16 7 75 0 150 0 225 0 101 0 175-74 175-137 0-45-36-81-97-88 64-12 131-57 131-119 0-46-41-86-117-86-71 0-142 0-212 0-13 0-18 0-18 13 0 7 5 7 18 7 7 0 12 0 23 2 11 0 16 1 16 9 0 3 0 5-2 12-28 113-56 226-84 338zM169 200c13-52 27-105 40-157 5-21 7-23 34-23s54 0 81 0c56 0 68 36 68 65 0 55-54 115-131 115-31 0-61 0-92 0zM140 410c-9 0-9 0-12 0-7-2-9-2-9-7 0-2 0-2 3-14 15-59 29-117 44-175 39 0 79 0 118 0 62 0 72 47 72 74 0 61-55 122-129 122-29 0-58 0-87 0z">
              <text:p/>
            </draw:path>
          </draw:g>
        </draw:g>
        <draw:custom-shape draw:style-name="gr21" draw:text-style-name="P8" draw:layer="layout" svg:width="1.25cm" svg:height="1.5cm" svg:x="14.65cm" svg:y="20.8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1.75cm" svg:height="1cm" svg:x="18.85cm" svg:y="12.2cm">
          <draw:text-box>
            <text:p text:style-name="P9"><text:span text:style-name="T1">(a)</text:span></text:p>
          </draw:text-box>
        </draw:frame>
        <draw:frame draw:style-name="gr22" draw:text-style-name="P10" draw:layer="layout" svg:width="1.75cm" svg:height="1cm" svg:x="18.85cm" svg:y="25cm">
          <draw:text-box>
            <text:p text:style-name="P9"><text:span text:style-name="T1">(b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Dimension_20_Line" draw:display-name="Dimension Line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10-18T15:50:08.439020756</dc:date>
    <meta:editing-duration>PT12H25M28S</meta:editing-duration>
    <meta:editing-cycles>43</meta:editing-cycles>
    <meta:generator>LibreOffice/24.2.6.2$Linux_X86_64 LibreOffice_project/420$Build-2</meta:generator>
    <meta:document-statistic meta:object-count="135"/>
  </office:meta>
</office:document-meta>
</file>